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94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anumGothic" fo:font-weight="bold" style:font-name-asian="NanumGothic" style:font-weight-asian="bold" style:font-weight-complex="bold"/>
    </style:style>
    <style:style style:name="ce2" style:family="table-cell" style:parent-style-name="Default">
      <style:text-properties style:font-name="NanumGothic" style:font-name-asian="NanumGoth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ext-properties style:font-name="NanumGothic" fo:font-weight="bold" style:font-name-asian="NanumGothic" style:font-weight-asian="bold" style:font-weight-complex="bold"/>
    </style:style>
    <style:style style:name="ce5" style:family="table-cell" style:parent-style-name="Default" style:data-style-name="N84">
      <style:text-properties style:font-name="NanumGothic" style:font-name-asian="NanumGothic"/>
    </style:style>
    <style:style style:name="ce6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5"/>
        <table:table-column table:style-name="co5" table:default-cell-style-name="ce2"/>
        <table:table-column table:style-name="co7" table:default-cell-style-name="ce2"/>
        <table:table-column table:style-name="co6" table:number-columns-repeated="1015" table:default-cell-style-name="ce2"/>
        <table:table-row table:style-name="ro2">
          <table:table-cell table:style-name="ce1" office:value-type="string">
            <text:p>식별번호</text:p>
          </table:table-cell>
          <table:table-cell table:style-name="ce1" office:value-type="string">
            <text:p>제목</text:p>
          </table:table-cell>
          <table:table-cell table:style-name="ce1" office:value-type="string">
            <text:p>호</text:p>
          </table:table-cell>
          <table:table-cell table:style-name="ce4" office:value-type="string">
            <text:p>발행일</text:p>
          </table:table-cell>
          <table:table-cell table:style-name="ce1" office:value-type="string">
            <text:p>가격</text:p>
          </table:table-cell>
          <table:table-cell table:style-name="ce1" office:value-type="string">
            <text:p>식별번호생성</text:p>
          </table:table-cell>
          <table:table-cell table:number-columns-repeated="1015"/>
        </table:table-row>
        <table:table-row table:style-name="ro4">
          <table:table-cell office:value-type="string">
            <text:p>마르크스21-0001</text:p>
          </table:table-cell>
          <table:table-cell office:value-type="string">
            <text:p>마르크스21</text:p>
          </table:table-cell>
          <table:table-cell office:value-type="float" office:value="1">
            <text:p>1</text:p>
          </table:table-cell>
          <table:table-cell office:value-type="date" office:date-value="2009-03-01">
            <text:p>2009-03-01</text:p>
          </table:table-cell>
          <table:table-cell office:value-type="float" office:value="16000">
            <text:p>16000</text:p>
          </table:table-cell>
          <table:table-cell table:formula="of:=CONCATENATE([.B2]; &quot;-&quot;; TEXT([.C2];&quot;0000&quot;))" office:value-type="string" office:string-value="마르크스21-0001">
            <text:p>마르크스21-0001</text:p>
          </table:table-cell>
          <table:table-cell table:number-columns-repeated="1015"/>
        </table:table-row>
        <table:table-row table:style-name="ro4">
          <table:table-cell office:value-type="string">
            <text:p>마르크스21-0002</text:p>
          </table:table-cell>
          <table:table-cell office:value-type="string">
            <text:p>마르크스21</text:p>
          </table:table-cell>
          <table:table-cell office:value-type="float" office:value="2">
            <text:p>2</text:p>
          </table:table-cell>
          <table:table-cell office:value-type="date" office:date-value="2009-06-01">
            <text:p>2009-06-01</text:p>
          </table:table-cell>
          <table:table-cell office:value-type="float" office:value="16000">
            <text:p>16000</text:p>
          </table:table-cell>
          <table:table-cell table:formula="of:=CONCATENATE([.B3]; &quot;-&quot;; TEXT([.C3];&quot;0000&quot;))" office:value-type="string" office:string-value="마르크스21-0002">
            <text:p>마르크스21-0002</text:p>
          </table:table-cell>
          <table:table-cell table:number-columns-repeated="1015"/>
        </table:table-row>
        <table:table-row table:style-name="ro4">
          <table:table-cell office:value-type="string">
            <text:p>마르크스21-0003</text:p>
          </table:table-cell>
          <table:table-cell office:value-type="string">
            <text:p>마르크스21</text:p>
          </table:table-cell>
          <table:table-cell office:value-type="float" office:value="3">
            <text:p>3</text:p>
          </table:table-cell>
          <table:table-cell office:value-type="date" office:date-value="2009-09-01">
            <text:p>2009-09-01</text:p>
          </table:table-cell>
          <table:table-cell office:value-type="float" office:value="16000">
            <text:p>16000</text:p>
          </table:table-cell>
          <table:table-cell table:formula="of:=CONCATENATE([.B4]; &quot;-&quot;; TEXT([.C4];&quot;0000&quot;))" office:value-type="string" office:string-value="마르크스21-0003">
            <text:p>마르크스21-0003</text:p>
          </table:table-cell>
          <table:table-cell table:number-columns-repeated="1015"/>
        </table:table-row>
        <table:table-row table:style-name="ro4">
          <table:table-cell office:value-type="string">
            <text:p>마르크스21-0004</text:p>
          </table:table-cell>
          <table:table-cell office:value-type="string">
            <text:p>마르크스21</text:p>
          </table:table-cell>
          <table:table-cell office:value-type="float" office:value="4">
            <text:p>4</text:p>
          </table:table-cell>
          <table:table-cell office:value-type="date" office:date-value="2009-12-01">
            <text:p>2009-12-01</text:p>
          </table:table-cell>
          <table:table-cell office:value-type="float" office:value="16000">
            <text:p>16000</text:p>
          </table:table-cell>
          <table:table-cell table:formula="of:=CONCATENATE([.B5]; &quot;-&quot;; TEXT([.C5];&quot;0000&quot;))" office:value-type="string" office:string-value="마르크스21-0004">
            <text:p>마르크스21-0004</text:p>
          </table:table-cell>
          <table:table-cell table:number-columns-repeated="1015"/>
        </table:table-row>
        <table:table-row table:style-name="ro4">
          <table:table-cell office:value-type="string">
            <text:p>마르크스21-0005</text:p>
          </table:table-cell>
          <table:table-cell office:value-type="string">
            <text:p>마르크스21</text:p>
          </table:table-cell>
          <table:table-cell office:value-type="float" office:value="5">
            <text:p>5</text:p>
          </table:table-cell>
          <table:table-cell office:value-type="date" office:date-value="2010-03-01">
            <text:p>2010-03-01</text:p>
          </table:table-cell>
          <table:table-cell office:value-type="float" office:value="16000">
            <text:p>16000</text:p>
          </table:table-cell>
          <table:table-cell table:formula="of:=CONCATENATE([.B6]; &quot;-&quot;; TEXT([.C6];&quot;0000&quot;))" office:value-type="string" office:string-value="마르크스21-0005">
            <text:p>마르크스21-0005</text:p>
          </table:table-cell>
          <table:table-cell table:number-columns-repeated="1015"/>
        </table:table-row>
        <table:table-row table:style-name="ro4">
          <table:table-cell office:value-type="string">
            <text:p>마르크스21-0006</text:p>
          </table:table-cell>
          <table:table-cell office:value-type="string">
            <text:p>마르크스21</text:p>
          </table:table-cell>
          <table:table-cell office:value-type="float" office:value="6">
            <text:p>6</text:p>
          </table:table-cell>
          <table:table-cell office:value-type="date" office:date-value="2010-06-01">
            <text:p>2010-06-01</text:p>
          </table:table-cell>
          <table:table-cell office:value-type="float" office:value="16000">
            <text:p>16000</text:p>
          </table:table-cell>
          <table:table-cell table:formula="of:=CONCATENATE([.B7]; &quot;-&quot;; TEXT([.C7];&quot;0000&quot;))" office:value-type="string" office:string-value="마르크스21-0006">
            <text:p>마르크스21-0006</text:p>
          </table:table-cell>
          <table:table-cell table:number-columns-repeated="1015"/>
        </table:table-row>
        <table:table-row table:style-name="ro4">
          <table:table-cell office:value-type="string">
            <text:p>마르크스21-0007</text:p>
          </table:table-cell>
          <table:table-cell office:value-type="string">
            <text:p>마르크스21</text:p>
          </table:table-cell>
          <table:table-cell office:value-type="float" office:value="7">
            <text:p>7</text:p>
          </table:table-cell>
          <table:table-cell office:value-type="date" office:date-value="2010-09-01">
            <text:p>2010-09-01</text:p>
          </table:table-cell>
          <table:table-cell office:value-type="float" office:value="16000">
            <text:p>16000</text:p>
          </table:table-cell>
          <table:table-cell table:formula="of:=CONCATENATE([.B8]; &quot;-&quot;; TEXT([.C8];&quot;0000&quot;))" office:value-type="string" office:string-value="마르크스21-0007">
            <text:p>마르크스21-0007</text:p>
          </table:table-cell>
          <table:table-cell table:number-columns-repeated="1015"/>
        </table:table-row>
        <table:table-row table:style-name="ro4">
          <table:table-cell office:value-type="string">
            <text:p>마르크스21-0008</text:p>
          </table:table-cell>
          <table:table-cell office:value-type="string">
            <text:p>마르크스21</text:p>
          </table:table-cell>
          <table:table-cell office:value-type="float" office:value="8">
            <text:p>8</text:p>
          </table:table-cell>
          <table:table-cell office:value-type="date" office:date-value="2010-12-01">
            <text:p>2010-12-01</text:p>
          </table:table-cell>
          <table:table-cell office:value-type="float" office:value="16000">
            <text:p>16000</text:p>
          </table:table-cell>
          <table:table-cell table:formula="of:=CONCATENATE([.B9]; &quot;-&quot;; TEXT([.C9];&quot;0000&quot;))" office:value-type="string" office:string-value="마르크스21-0008">
            <text:p>마르크스21-0008</text:p>
          </table:table-cell>
          <table:table-cell table:number-columns-repeated="1015"/>
        </table:table-row>
        <table:table-row table:style-name="ro4">
          <table:table-cell office:value-type="string">
            <text:p>마르크스21-0009</text:p>
          </table:table-cell>
          <table:table-cell office:value-type="string">
            <text:p>마르크스21</text:p>
          </table:table-cell>
          <table:table-cell office:value-type="float" office:value="9">
            <text:p>9</text:p>
          </table:table-cell>
          <table:table-cell office:value-type="date" office:date-value="2011-03-01">
            <text:p>2011-03-01</text:p>
          </table:table-cell>
          <table:table-cell office:value-type="float" office:value="16000">
            <text:p>16000</text:p>
          </table:table-cell>
          <table:table-cell table:formula="of:=CONCATENATE([.B10]; &quot;-&quot;; TEXT([.C10];&quot;0000&quot;))" office:value-type="string" office:string-value="마르크스21-0009">
            <text:p>마르크스21-0009</text:p>
          </table:table-cell>
          <table:table-cell table:number-columns-repeated="1015"/>
        </table:table-row>
        <table:table-row table:style-name="ro4">
          <table:table-cell office:value-type="string">
            <text:p>마르크스21-0010</text:p>
          </table:table-cell>
          <table:table-cell office:value-type="string">
            <text:p>마르크스21</text:p>
          </table:table-cell>
          <table:table-cell office:value-type="float" office:value="10">
            <text:p>10</text:p>
          </table:table-cell>
          <table:table-cell office:value-type="date" office:date-value="2011-06-01">
            <text:p>2011-06-01</text:p>
          </table:table-cell>
          <table:table-cell office:value-type="float" office:value="16000">
            <text:p>16000</text:p>
          </table:table-cell>
          <table:table-cell table:formula="of:=CONCATENATE([.B11]; &quot;-&quot;; TEXT([.C11];&quot;0000&quot;))" office:value-type="string" office:string-value="마르크스21-0010">
            <text:p>마르크스21-0010</text:p>
          </table:table-cell>
          <table:table-cell table:number-columns-repeated="1015"/>
        </table:table-row>
        <table:table-row table:style-name="ro4">
          <table:table-cell office:value-type="string">
            <text:p>마르크스21-0011</text:p>
          </table:table-cell>
          <table:table-cell office:value-type="string">
            <text:p>마르크스21</text:p>
          </table:table-cell>
          <table:table-cell office:value-type="float" office:value="11">
            <text:p>11</text:p>
          </table:table-cell>
          <table:table-cell office:value-type="date" office:date-value="2011-09-01">
            <text:p>2011-09-01</text:p>
          </table:table-cell>
          <table:table-cell office:value-type="float" office:value="16000">
            <text:p>16000</text:p>
          </table:table-cell>
          <table:table-cell table:formula="of:=CONCATENATE([.B12]; &quot;-&quot;; TEXT([.C12];&quot;0000&quot;))" office:value-type="string" office:string-value="마르크스21-0011">
            <text:p>마르크스21-0011</text:p>
          </table:table-cell>
          <table:table-cell table:number-columns-repeated="1015"/>
        </table:table-row>
        <table:table-row table:style-name="ro4">
          <table:table-cell office:value-type="string">
            <text:p>마르크스21-0012</text:p>
          </table:table-cell>
          <table:table-cell office:value-type="string">
            <text:p>마르크스21</text:p>
          </table:table-cell>
          <table:table-cell office:value-type="float" office:value="12">
            <text:p>12</text:p>
          </table:table-cell>
          <table:table-cell office:value-type="date" office:date-value="2011-12-01">
            <text:p>2011-12-01</text:p>
          </table:table-cell>
          <table:table-cell office:value-type="float" office:value="16000">
            <text:p>16000</text:p>
          </table:table-cell>
          <table:table-cell table:formula="of:=CONCATENATE([.B13]; &quot;-&quot;; TEXT([.C13];&quot;0000&quot;))" office:value-type="string" office:string-value="마르크스21-0012">
            <text:p>마르크스21-0012</text:p>
          </table:table-cell>
          <table:table-cell table:number-columns-repeated="1015"/>
        </table:table-row>
        <table:table-row table:style-name="ro4">
          <table:table-cell office:value-type="string">
            <text:p>마르크스21-0013</text:p>
          </table:table-cell>
          <table:table-cell office:value-type="string">
            <text:p>마르크스21</text:p>
          </table:table-cell>
          <table:table-cell office:value-type="float" office:value="13">
            <text:p>13</text:p>
          </table:table-cell>
          <table:table-cell office:value-type="date" office:date-value="2012-03-01">
            <text:p>2012-03-01</text:p>
          </table:table-cell>
          <table:table-cell office:value-type="float" office:value="16000">
            <text:p>16000</text:p>
          </table:table-cell>
          <table:table-cell table:formula="of:=CONCATENATE([.B14]; &quot;-&quot;; TEXT([.C14];&quot;0000&quot;))" office:value-type="string" office:string-value="마르크스21-0013">
            <text:p>마르크스21-0013</text:p>
          </table:table-cell>
          <table:table-cell table:number-columns-repeated="1015"/>
        </table:table-row>
        <table:table-row table:style-name="ro2" table:number-rows-repeated="56">
          <table:table-cell table:number-columns-repeated="1021"/>
        </table:table-row>
        <table:table-row table:style-name="ro2">
          <table:table-cell/>
          <table:table-cell table:style-name="ce3" table:number-columns-repeated="2"/>
          <table:table-cell table:style-name="ce6"/>
          <table:table-cell table:number-columns-repeated="1017"/>
        </table:table-row>
        <table:table-row table:style-name="ro2">
          <table:table-cell table:number-columns-repeated="3"/>
          <table:table-cell table:style-name="ce2"/>
          <table:table-cell table:number-columns-repeated="1017"/>
        </table:table-row>
        <table:table-row table:style-name="ro2" table:number-rows-repeated="3">
          <table:table-cell table:number-columns-repeated="1021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1017"/>
        </table:table-row>
        <table:table-row table:style-name="ro2" table:number-rows-repeated="104849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D7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1:55</meta:creation-date>
    <dc:date>2013-03-18T22:50:01</dc:date>
    <meta:editing-duration>PT49M49S</meta:editing-duration>
    <meta:editing-cycles>23</meta:editing-cycles>
    <meta:generator>LibreOffice/3.5$Linux_X86_64 LibreOffice_project/350m1$Build-2</meta:generator>
    <meta:document-statistic meta:table-count="3" meta:cell-count="84" meta:object-count="0"/>
  </office:meta>
</office:document-meta>
</file>